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e4b070"/>
    </style:style>
    <style:style style:name="gr2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888888"/>
    </style:style>
    <style:style style:name="gr4" style:family="graphic" style:parent-style-name="standard">
      <style:graphic-properties draw:stroke="none" svg:stroke-width="0.001cm" draw:fill-color="#777777"/>
    </style:style>
    <style:style style:name="gr5" style:family="graphic" style:parent-style-name="standard">
      <style:graphic-properties draw:stroke="none" svg:stroke-width="0.001cm" draw:fill-color="#555555"/>
    </style:style>
    <style:style style:name="gr6" style:family="graphic" style:parent-style-name="standard">
      <style:graphic-properties draw:stroke="none" svg:stroke-width="0.001cm" draw:fill-color="#e7ecec"/>
    </style:style>
    <style:style style:name="gr7" style:family="graphic" style:parent-style-name="standard">
      <style:graphic-properties svg:stroke-width="0.001cm" svg:stroke-color="#444444" draw:fill="none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.001cm" draw:fill-color="#bbbbbb"/>
    </style:style>
    <style:style style:name="gr9" style:family="graphic" style:parent-style-name="standard">
      <style:graphic-properties svg:stroke-width="0.001cm" svg:stroke-color="#222222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1.402cm" svg:y="-5cm"/>
          <draw:glue-point draw:id="5" svg:x="3.256cm" svg:y="-5cm"/>
          <draw:glue-point draw:id="6" svg:x="2.328cm" svg:y="-5cm"/>
          <draw:glue-point draw:id="7" svg:x="-3.731cm" svg:y="5cm"/>
          <draw:glue-point draw:id="8" svg:x="-2.62cm" svg:y="5cm"/>
          <draw:glue-point draw:id="9" svg:x="-5cm" svg:y="2.256cm"/>
          <draw:glue-point draw:id="10" svg:x="-5cm" svg:y="3.516cm"/>
          <draw:glue-point draw:id="11" svg:x="5cm" svg:y="-4.372cm"/>
          <draw:glue-point draw:id="12" svg:x="5cm" svg:y="-3.502cm"/>
          <draw:glue-point draw:id="13" svg:x="0.071cm" svg:y="-0.789cm"/>
          <draw:polygon draw:style-name="gr1" draw:layer="layout" svg:width="0.672cm" svg:height="1.075cm" svg:x="0cm" svg:y="0.925cm" svg:viewBox="0 0 673 1076" draw:points="0,538 34,778 139,949 278,1041 382,1064 521,1076 673,835 673,0 394,160">
            <text:p/>
          </draw:polygon>
          <draw:polygon draw:style-name="gr1" draw:layer="layout" svg:width="0.776cm" svg:height="0.274cm" svg:x="1.355cm" svg:y="0.366cm" svg:viewBox="0 0 777 275" draw:points="0,114 336,11 533,0 602,11 695,80 742,114 777,195 742,263 672,275 556,275 533,206 474,206 289,240 231,263">
            <text:p/>
          </draw:polygon>
          <draw:polygon draw:style-name="gr1" draw:layer="layout" svg:width="0.776cm" svg:height="0.274cm" svg:x="1.355cm" svg:y="0.366cm" svg:viewBox="0 0 777 275" draw:points="0,114 336,11 533,0 602,11 695,80 742,114 777,195 742,263 672,275 556,275 533,206 474,206 289,240 231,263">
            <text:p/>
          </draw:polygon>
          <draw:polyline draw:style-name="gr2" draw:layer="layout" svg:width="0.776cm" svg:height="0.274cm" svg:x="1.355cm" svg:y="0.366cm" svg:viewBox="0 0 777 275" draw:points="0,114 336,11 533,0 602,11 695,80 742,114 777,195 742,263 672,275 556,275 533,206 474,206 289,240 231,263">
            <text:p/>
          </draw:polyline>
          <draw:polygon draw:style-name="gr1" draw:layer="layout" svg:width="1.586cm" svg:height="1.269cm" svg:x="0.498cm" svg:y="0.731cm" svg:viewBox="0 0 1587 1270" draw:points="115,114 845,46 1320,22 1494,0 1552,0 1587,57 1575,103 1541,160 1448,183 1286,217 1112,309 996,400 752,629 532,834 393,869 0,1270">
            <text:p/>
          </draw:polygon>
          <draw:polygon draw:style-name="gr1" draw:layer="layout" svg:width="1.586cm" svg:height="1.269cm" svg:x="0.498cm" svg:y="0.731cm" svg:viewBox="0 0 1587 1270" draw:points="115,114 845,46 1320,22 1494,0 1552,0 1587,57 1575,103 1541,160 1448,183 1286,217 1112,309 996,400 752,629 532,834 393,869 0,1270">
            <text:p/>
          </draw:polygon>
          <draw:polyline draw:style-name="gr2" draw:layer="layout" svg:width="1.586cm" svg:height="1.269cm" svg:x="0.498cm" svg:y="0.731cm" svg:viewBox="0 0 1587 1270" draw:points="115,114 845,46 1320,22 1494,0 1552,0 1587,57 1575,103 1541,160 1448,183 1286,217 1112,309 996,400 752,629 532,834 393,869 0,1270">
            <text:p/>
          </draw:polyline>
          <draw:polygon draw:style-name="gr1" draw:layer="layout" svg:width="1.17cm" svg:height="1.04cm" svg:x="0.729cm" svg:y="0cm" svg:viewBox="0 0 1171 1041" draw:points="116,537 290,286 475,125 672,34 857,11 1077,0 1171,45 1171,102 1159,148 1055,183 985,205 834,251 0,1041">
            <text:p/>
          </draw:polygon>
          <draw:polygon draw:style-name="gr1" draw:layer="layout" svg:width="1.17cm" svg:height="1.04cm" svg:x="0.729cm" svg:y="0cm" svg:viewBox="0 0 1171 1041" draw:points="116,537 290,286 475,125 672,34 857,11 1077,0 1171,45 1171,102 1159,148 1055,183 985,205 834,251 0,1041">
            <text:p/>
          </draw:polygon>
          <draw:path draw:style-name="gr2" draw:layer="layout" svg:width="1.17cm" svg:height="1.04cm" svg:x="0.729cm" svg:y="0cm" svg:viewBox="0 0 1171 1041" svg:d="m116 537 174-251 185-161 197-92 185-22 213-11m8 0 93 45v57l-12 46-104 34-70 23-151 46-834 790">
            <text:p/>
          </draw:path>
          <draw:polygon draw:style-name="gr1" draw:layer="layout" svg:width="0.915cm" svg:height="1.257cm" svg:x="0.011cm" svg:y="0.194cm" svg:viewBox="0 0 916 1258" draw:points="0,1258 359,915 394,663 475,560 568,434 626,320 683,194 753,103 811,0 857,23 904,103 916,228 880,320 846,400 846,480 846,560 869,675 916,789">
            <text:p/>
          </draw:polygon>
          <draw:polygon draw:style-name="gr1" draw:layer="layout" svg:width="0.915cm" svg:height="1.257cm" svg:x="0.011cm" svg:y="0.194cm" svg:viewBox="0 0 916 1258" draw:points="0,1258 359,915 394,663 475,560 568,434 626,320 683,194 753,103 811,0 857,23 904,103 916,228 880,320 846,400 846,480 846,560 869,675 916,789">
            <text:p/>
          </draw:polygon>
          <draw:polyline draw:style-name="gr2" draw:layer="layout" svg:width="0.915cm" svg:height="1.257cm" svg:x="0.011cm" svg:y="0.194cm" svg:viewBox="0 0 916 1258" draw:points="0,1258 359,915 394,663 475,560 568,434 626,320 683,194 753,103 811,0 857,23 904,103 916,228 880,320 846,400 846,480 846,560 869,675 916,789">
            <text:p/>
          </draw:polyline>
          <draw:polygon draw:style-name="gr3" draw:layer="layout" svg:width="1.54cm" svg:height="0.731cm" svg:x="0.648cm" svg:y="0.126cm" svg:viewBox="0 0 1541 732" draw:points="0,732 949,732 1541,0 636,0">
            <text:p/>
          </draw:polygon>
          <draw:path draw:style-name="gr2" draw:layer="layout" svg:width="1.538cm" svg:height="0.731cm" svg:x="0.648cm" svg:y="0.126cm" svg:viewBox="0 0 1539 732" svg:d="m0 732h949l590-730zm0-2h-903l-636 732zm0 0z">
            <text:p/>
          </draw:path>
          <draw:polygon draw:style-name="gr4" draw:layer="layout" svg:width="0.949cm" svg:height="0.183cm" svg:x="0.648cm" svg:y="0.857cm" svg:viewBox="0 0 950 184" draw:points="0,0 0,184 950,184 950,0">
            <text:p/>
          </draw:polygon>
          <draw:polygon draw:style-name="gr2" draw:layer="layout" svg:width="0.949cm" svg:height="0.183cm" svg:x="0.648cm" svg:y="0.857cm" svg:viewBox="0 0 950 184" draw:points="0,0 0,184 950,184 950,0">
            <text:p/>
          </draw:polygon>
          <draw:polygon draw:style-name="gr5" draw:layer="layout" svg:width="0.591cm" svg:height="0.914cm" svg:x="1.598cm" svg:y="0.126cm" svg:viewBox="0 0 592 915" draw:points="592,0 592,171 0,915 0,731">
            <text:p/>
          </draw:polygon>
          <draw:path draw:style-name="gr2" draw:layer="layout" svg:width="0.589cm" svg:height="0.912cm" svg:x="1.598cm" svg:y="0.128cm" svg:viewBox="0 0 590 913" svg:d="m590 171-590 742v-184l590-729zm0 171z">
            <text:p/>
          </draw:path>
          <draw:polygon draw:style-name="gr6" draw:layer="layout" svg:width="1.158cm" svg:height="0.526cm" svg:x="0.868cm" svg:y="0.194cm" svg:viewBox="0 0 1159 527" draw:points="451,0 1159,0 742,527 0,527">
            <text:p/>
          </draw:polygon>
          <draw:polygon draw:style-name="gr7" draw:layer="layout" svg:width="1.158cm" svg:height="0.526cm" svg:x="0.868cm" svg:y="0.194cm" svg:viewBox="0 0 1159 527" draw:points="451,0 1159,0 742,527 0,527">
            <text:p/>
          </draw:polygon>
          <draw:polygon draw:style-name="gr8" draw:layer="layout" svg:width="0.151cm" svg:height="0.069cm" svg:x="0.776cm" svg:y="0.754cm" svg:viewBox="0 0 152 70" draw:points="58,0 152,0 93,70 0,70">
            <text:p/>
          </draw:polygon>
          <draw:polygon draw:style-name="gr9" draw:layer="layout" svg:width="0.151cm" svg:height="0.069cm" svg:x="0.776cm" svg:y="0.754cm" svg:viewBox="0 0 152 70" draw:points="58,0 152,0 93,70 0,70">
            <text:p/>
          </draw:polygon>
          <draw:polygon draw:style-name="gr8" draw:layer="layout" svg:width="0.151cm" svg:height="0.069cm" svg:x="0.937cm" svg:y="0.754cm" svg:viewBox="0 0 152 70" draw:points="58,0 152,0 93,70 0,70">
            <text:p/>
          </draw:polygon>
          <draw:polygon draw:style-name="gr9" draw:layer="layout" svg:width="0.151cm" svg:height="0.069cm" svg:x="0.937cm" svg:y="0.754cm" svg:viewBox="0 0 152 70" draw:points="58,0 152,0 93,70 0,70">
            <text:p/>
          </draw:polygon>
          <draw:polygon draw:style-name="gr8" draw:layer="layout" svg:width="0.15cm" svg:height="0.069cm" svg:x="1.1cm" svg:y="0.754cm" svg:viewBox="0 0 151 70" draw:points="58,0 151,0 104,70 0,70">
            <text:p/>
          </draw:polygon>
          <draw:polygon draw:style-name="gr9" draw:layer="layout" svg:width="0.15cm" svg:height="0.069cm" svg:x="1.1cm" svg:y="0.754cm" svg:viewBox="0 0 151 70" draw:points="58,0 151,0 104,70 0,70">
            <text:p/>
          </draw:polygon>
          <draw:polygon draw:style-name="gr8" draw:layer="layout" svg:width="0.139cm" svg:height="0.069cm" svg:x="1.273cm" svg:y="0.754cm" svg:viewBox="0 0 140 70" draw:points="46,0 140,0 93,70 0,70">
            <text:p/>
          </draw:polygon>
          <draw:polygon draw:style-name="gr9" draw:layer="layout" svg:width="0.139cm" svg:height="0.069cm" svg:x="1.273cm" svg:y="0.754cm" svg:viewBox="0 0 140 70" draw:points="46,0 140,0 93,70 0,70">
            <text:p/>
          </draw:polygon>
          <draw:polygon draw:style-name="gr8" draw:layer="layout" svg:width="0.15cm" svg:height="0.069cm" svg:x="1.436cm" svg:y="0.754cm" svg:viewBox="0 0 151 70" draw:points="57,0 151,0 92,70 0,70">
            <text:p/>
          </draw:polygon>
          <draw:polygon draw:style-name="gr9" draw:layer="layout" svg:width="0.15cm" svg:height="0.069cm" svg:x="1.436cm" svg:y="0.754cm" svg:viewBox="0 0 151 70" draw:points="57,0 151,0 92,70 0,7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Newton</dc:title>
    <meta:creation-date>2011-02-07T16:35:30</meta:creation-date>
    <meta:editing-duration>P0D</meta:editing-duration>
    <meta:editing-cycles>1</meta:editing-cycles>
    <meta:document-statistic meta:object-count="32"/>
    <meta:generator>OpenOffice.org/3.3$Linux OpenOffice.org_project/330m20$Build-9567</meta:generator>
  </office:meta>
</office:document-meta>
</file>